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6">Chapter Seven</text:p>
      <text:p text:style-name="P26"/>
      <text:p text:style-name="P26"><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13T13:28:41.903000000</dc:date>
    <meta:editing-cycles>187</meta:editing-cycles>
    <meta:generator>LibreOffice/7.4.0.3$Windows_X86_64 LibreOffice_project/f85e47c08ddd19c015c0114a68350214f7066f5a</meta:generator>
    <meta:editing-duration>PT4H26M4S</meta:editing-duration>
    <meta:document-statistic meta:table-count="0" meta:image-count="0" meta:object-count="0" meta:page-count="24" meta:paragraph-count="305" meta:word-count="6027" meta:character-count="33410" meta:non-whitespace-character-count="26239"/>
  </office:meta>
</office:document-meta>
</file>